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center" style:justify-single-word="false" fo:text-indent="0cm" style:auto-text-indent="false"/>
    </style:style>
    <style:style style:name="P2" style:family="paragraph" style:parent-style-name="Heading">
      <style:paragraph-properties fo:margin-left="0cm" fo:margin-right="0cm" fo:text-indent="0cm" style:auto-text-indent="false"/>
    </style:style>
    <style:style style:name="P3" style:family="paragraph" style:parent-style-name="Heading">
      <style:paragraph-properties fo:margin-left="0cm" fo:margin-right="0cm" fo:margin-top="7.421cm" fo:margin-bottom="0.21cm" fo:text-indent="0cm" style:auto-text-indent="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style style:name="P11" style:family="paragraph" style:parent-style-name="Text_20_body" style:list-style-name="L2">
      <style:text-properties fo:font-style="italic" style:font-style-asian="italic" style:font-style-complex="italic"/>
    </style:style>
    <style:style style:name="P1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nsUML</text:p>
      <text:p text:style-name="P2">Manuel Utilisateur</text:p>
      <text:p text:style-name="P1">Version 1.0 - 2015</text:p>
      <text:h text:style-name="Heading_20_1" text:outline-level="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text:a xlink:type="simple" xlink:href="#__RefHeading__1403_1529800119" text:style-name="Internet_20_link" text:visited-style-name="Internet_20_link">Présentation<text:tab/></text:a><text:a xlink:type="simple" xlink:href="#__RefHeading__1403_1529800119" text:style-name="Internet_20_link" text:visited-style-name="Internet_20_link"><text:span text:style-name="Internet_20_link">3</text:span></text:a></text:p>
          <text:p text:style-name="P6"><text:a xlink:type="simple" xlink:href="#__RefHeading__1405_1529800119" text:style-name="Internet_20_link" text:visited-style-name="Internet_20_link">Affichage<text:tab/></text:a><text:a xlink:type="simple" xlink:href="#__RefHeading__1405_1529800119" text:style-name="Internet_20_link" text:visited-style-name="Internet_20_link"><text:span text:style-name="Internet_20_link">4</text:span></text:a></text:p>
          <text:p text:style-name="P7"><text:a xlink:type="simple" xlink:href="#__RefHeading__1517_1529800119" text:style-name="Internet_20_link" text:visited-style-name="Internet_20_link">Codes graphiques de la zone d'édition<text:tab/></text:a><text:a xlink:type="simple" xlink:href="#__RefHeading__1517_1529800119" text:style-name="Internet_20_link" text:visited-style-name="Internet_20_link"><text:span text:style-name="Internet_20_link">4</text:span></text:a></text:p>
          <text:p text:style-name="P6"><text:a xlink:type="simple" xlink:href="#__RefHeading__1407_1529800119" text:style-name="Internet_20_link" text:visited-style-name="Internet_20_link">Les diagrammes<text:tab/></text:a><text:a xlink:type="simple" xlink:href="#__RefHeading__1407_1529800119" text:style-name="Internet_20_link" text:visited-style-name="Internet_20_link"><text:span text:style-name="Internet_20_link">5</text:span></text:a></text:p>
          <text:p text:style-name="P7"><text:a xlink:type="simple" xlink:href="#__RefHeading__1519_1529800119" text:style-name="Internet_20_link" text:visited-style-name="Internet_20_link">Sauvegarder un diagramme<text:tab/></text:a><text:a xlink:type="simple" xlink:href="#__RefHeading__1519_1529800119" text:style-name="Internet_20_link" text:visited-style-name="Internet_20_link"><text:span text:style-name="Internet_20_link">5</text:span></text:a></text:p>
          <text:p text:style-name="P7"><text:a xlink:type="simple" xlink:href="#__RefHeading__1521_1529800119" text:style-name="Internet_20_link" text:visited-style-name="Internet_20_link">Charger un diagramme<text:tab/></text:a><text:a xlink:type="simple" xlink:href="#__RefHeading__1521_1529800119" text:style-name="Internet_20_link" text:visited-style-name="Internet_20_link"><text:span text:style-name="Internet_20_link">5</text:span></text:a></text:p>
          <text:p text:style-name="P6"><text:a xlink:type="simple" xlink:href="#__RefHeading__101_1529800119" text:style-name="Internet_20_link" text:visited-style-name="Internet_20_link">Les états<text:tab/></text:a><text:a xlink:type="simple" xlink:href="#__RefHeading__101_1529800119" text:style-name="Internet_20_link" text:visited-style-name="Internet_20_link"><text:span text:style-name="Internet_20_link">6</text:span></text:a></text:p>
          <text:p text:style-name="P7"><text:a xlink:type="simple" xlink:href="#__RefHeading__1523_1529800119" text:style-name="Internet_20_link" text:visited-style-name="Internet_20_link">Ajouter un état<text:tab/></text:a><text:a xlink:type="simple" xlink:href="#__RefHeading__1523_1529800119" text:style-name="Internet_20_link" text:visited-style-name="Internet_20_link"><text:span text:style-name="Internet_20_link">6</text:span></text:a></text:p>
          <text:p text:style-name="P7"><text:a xlink:type="simple" xlink:href="#__RefHeading__1525_1529800119" text:style-name="Internet_20_link" text:visited-style-name="Internet_20_link">Modifier un état<text:tab/></text:a><text:a xlink:type="simple" xlink:href="#__RefHeading__1525_1529800119" text:style-name="Internet_20_link" text:visited-style-name="Internet_20_link"><text:span text:style-name="Internet_20_link">6</text:span></text:a></text:p>
          <text:p text:style-name="P7"><text:a xlink:type="simple" xlink:href="#__RefHeading__1527_1529800119" text:style-name="Internet_20_link" text:visited-style-name="Internet_20_link">Supprimer un état<text:tab/></text:a><text:a xlink:type="simple" xlink:href="#__RefHeading__1527_1529800119" text:style-name="Internet_20_link" text:visited-style-name="Internet_20_link"><text:span text:style-name="Internet_20_link">6</text:span></text:a></text:p>
          <text:p text:style-name="P6"><text:a xlink:type="simple" xlink:href="#__RefHeading__103_1529800119" text:style-name="Internet_20_link" text:visited-style-name="Internet_20_link">Les transitions<text:tab/></text:a><text:a xlink:type="simple" xlink:href="#__RefHeading__103_1529800119" text:style-name="Internet_20_link" text:visited-style-name="Internet_20_link"><text:span text:style-name="Internet_20_link">7</text:span></text:a></text:p>
          <text:p text:style-name="P7"><text:a xlink:type="simple" xlink:href="#__RefHeading__1529_1529800119" text:style-name="Internet_20_link" text:visited-style-name="Internet_20_link">Créer une transition<text:tab/></text:a><text:a xlink:type="simple" xlink:href="#__RefHeading__1529_1529800119" text:style-name="Internet_20_link" text:visited-style-name="Internet_20_link"><text:span text:style-name="Internet_20_link">7</text:span></text:a></text:p>
          <text:p text:style-name="P7"><text:a xlink:type="simple" xlink:href="#__RefHeading__1531_1529800119" text:style-name="Internet_20_link" text:visited-style-name="Internet_20_link">Modifier une transition<text:tab/></text:a><text:a xlink:type="simple" xlink:href="#__RefHeading__1531_1529800119" text:style-name="Internet_20_link" text:visited-style-name="Internet_20_link"><text:span text:style-name="Internet_20_link">7</text:span></text:a></text:p>
          <text:p text:style-name="P7"><text:a xlink:type="simple" xlink:href="#__RefHeading__1533_1529800119" text:style-name="Internet_20_link" text:visited-style-name="Internet_20_link">Supprimer une transition<text:tab/></text:a><text:a xlink:type="simple" xlink:href="#__RefHeading__1533_1529800119" text:style-name="Internet_20_link" text:visited-style-name="Internet_20_link"><text:span text:style-name="Internet_20_link">7</text:span></text:a></text:p>
          <text:p text:style-name="P6"><text:a xlink:type="simple" xlink:href="#__RefHeading__1409_1529800119" text:style-name="Internet_20_link" text:visited-style-name="Internet_20_link">Aplatir un diagramme<text:tab/></text:a><text:a xlink:type="simple" xlink:href="#__RefHeading__1409_1529800119" text:style-name="Internet_20_link" text:visited-style-name="Internet_20_link"><text:span text:style-name="Internet_20_link">8</text:span></text:a></text:p>
          <text:p text:style-name="P6"><text:a xlink:type="simple" xlink:href="#__RefHeading__1411_1529800119" text:style-name="Internet_20_link" text:visited-style-name="Internet_20_link">A propos<text:tab/></text:a><text:a xlink:type="simple" xlink:href="#__RefHeading__1411_1529800119" text:style-name="Internet_20_link" text:visited-style-name="Internet_20_link"><text:span text:style-name="Internet_20_link">9</text:span></text:a></text:p>
          <text:p text:style-name="P7"><text:a xlink:type="simple" xlink:href="#__RefHeading__1535_1529800119" text:style-name="Internet_20_link" text:visited-style-name="Internet_20_link">Auteurs<text:tab/></text:a><text:a xlink:type="simple" xlink:href="#__RefHeading__1535_1529800119" text:style-name="Internet_20_link" text:visited-style-name="Internet_20_link"><text:span text:style-name="Internet_20_link">9</text:span></text:a></text:p>
        </text:index-body>
      </text:table-of-content>
      <text:h text:style-name="Heading_20_1" text:outline-level="1"/>
      <text:h text:style-name="P12" text:outline-level="1"><text:bookmark-start text:name="__RefHeading__1403_1529800119"/>Présentation<text:bookmark-end text:name="__RefHeading__1403_1529800119"/></text:h>
      <text:p text:style-name="Text_20_body">TransUML est un éditeur permettant de créer, sauvegarder puis visionner des diagrammes UML d'états-transitions.</text:p>
      <text:h text:style-name="P12" text:outline-level="1"><text:bookmark-start text:name="__RefHeading__1405_1529800119"/>Affichage<text:bookmark-end text:name="__RefHeading__1405_1529800119"/></text:h>
      <text:p text:style-name="Text_20_body">L'application se découpe en 3 zones :</text:p>
      <text:list xml:id="list7446334570449969648" text:style-name="L1">
        <text:list-item>
          <text:p text:style-name="P8">en haut, horizontalement, le <text:span text:style-name="T1">menu principal</text:span>. Il comprend l'item Fichier pour exécuter des actions relatives à des fichiers, et Aide, pour obtenir de l'aide.</text:p>
        </text:list-item>
        <text:list-item>
          <text:p text:style-name="P8">Juste en-dessous, horizontalement, la <text:span text:style-name="T1">zone d'erreurs</text:span> affichant les erreurs présentes dans le diagramme. Elle est mise à jour à chaque modification du diagramme.</text:p>
        </text:list-item>
        <text:list-item>
          <text:p text:style-name="P8">Enfin, la plus grande zone, est la <text:span text:style-name="T1">zone d'édition</text:span>. C'est ici qu'est affiché et peut-être modifié le diagramme.</text:p>
        </text:list-item>
      </text:list>
      <text:h text:style-name="Heading_20_2" text:outline-level="2"><text:bookmark-start text:name="__RefHeading__1517_1529800119"/>Codes graphiques de la zone d'édition<text:bookmark-end text:name="__RefHeading__1517_1529800119"/></text:h>
      <text:p text:style-name="Text_20_body">Les états initiaux et finaux prennent la forme d'une ellipse.</text:p>
      <text:p text:style-name="Text_20_body">Les états simples et composites ont la forme d'un rectangle.</text:p>
      <text:p text:style-name="Text_20_body">Les transitions sont des flèches entre états.</text:p>
      <text:h text:style-name="P12" text:outline-level="1"><text:bookmark-start text:name="__RefHeading__1407_1529800119"/>Les diagrammes<text:bookmark-end text:name="__RefHeading__1407_1529800119"/></text:h>
      <text:p text:style-name="Text_20_body">A l'ouverture du logiciel, un diagramme vide s'affiche. </text:p>
      <text:p text:style-name="Text_20_body">Tout diagramme peut-être modifié (cf. <text:bookmark-ref text:reference-format="text" text:ref-name="__RefHeading__101_1529800119">Les états</text:bookmark-ref><text:bookmark-ref text:reference-format="chapter" text:ref-name="__RefHeading__101_1529800119"/><text:bookmark-ref text:reference-format="chapter" text:ref-name="__RefHeading__101_1529800119"/> p.<text:bookmark-ref text:reference-format="page" text:ref-name="__RefHeading__101_1529800119">6</text:bookmark-ref> et <text:bookmark-ref text:reference-format="text" text:ref-name="__RefHeading__103_1529800119">Les transitions</text:bookmark-ref> p.<text:bookmark-ref text:reference-format="page" text:ref-name="__RefHeading__103_1529800119">7</text:bookmark-ref>), sauvegardé, chargé à partir d'un fichier.</text:p>
      <text:h text:style-name="Heading_20_2" text:outline-level="2"><text:bookmark-start text:name="__RefHeading__1519_1529800119"/>Sauvegarder un diagramme<text:bookmark-end text:name="__RefHeading__1519_1529800119"/></text:h>
      <text:p text:style-name="Text_20_body">Le diagramme en cours d'édition peut-être sauvegardé en cliquant dans le <text:span text:style-name="T1">menu principal </text:span>sur Fichier → Enregistrer, puis en indiquant où le sauvegarder et sous quel nom.</text:p>
      <text:h text:style-name="Heading_20_2" text:outline-level="2"><text:bookmark-start text:name="__RefHeading__1521_1529800119"/>Charger un diagramme<text:bookmark-end text:name="__RefHeading__1521_1529800119"/></text:h>
      <text:p text:style-name="Text_20_body">Un diagramme préalablement sauvegardé peut-être chargé en cliquant dans le <text:span text:style-name="T1">menu principal </text:span>sur Fichier-&gt;Ouvrir, puis en sélectionnant le fichier correspondant au diagramme à ouvrir.</text:p>
      <text:h text:style-name="P12" text:outline-level="1"><text:bookmark-start text:name="__RefHeading__101_1529800119"/>Les états<text:bookmark-end text:name="__RefHeading__101_1529800119"/></text:h>
      <text:h text:style-name="Heading_20_2" text:outline-level="2"><text:bookmark-start text:name="__RefHeading__1523_1529800119"/>Ajouter un état<text:bookmark-end text:name="__RefHeading__1523_1529800119"/></text:h>
      <text:p text:style-name="Text_20_body"><text:span text:style-name="T2">Pour ajouter un état à l'intérieur d'un état </text:span><text:span text:style-name="T1">composite</text:span><text:span text:style-name="T2">, faites un clic droit dessus.</text:span></text:p>
      <text:p text:style-name="Text_20_body"><text:span text:style-name="T2">Sinon, faites le clic droit ailleurs </text:span>dans la <text:span text:style-name="T1">zone d'édition</text:span><text:span text:style-name="T2">.</text:span></text:p>
      <text:p text:style-name="P9">Ensuite, cliquez sur Ajouter-&gt;Etat et sélectionnez le type d'état à créer :</text:p>
      <text:list xml:id="list2133321415911750283" text:style-name="L2">
        <text:list-item>
          <text:p text:style-name="P10"><text:span text:style-name="T1">Simple</text:span><text:span text:style-name="T2">, il ne peut pas contenir d'autres états/transitions</text:span></text:p>
        </text:list-item>
        <text:list-item>
          <text:p text:style-name="P10"><text:span text:style-name="T1">Composite</text:span><text:span text:style-name="T2">, il peut se voir lui-même ajouter des états et transitions</text:span></text:p>
        </text:list-item>
        <text:list-item>
          <text:p text:style-name="P11">Final<text:span text:style-name="T2">, permet d'indiquer explicitement qu'un état est bel-et-bien final. Ainsi, il ne sera pas indiqué comme bloquant si aucune transition n'en sort.</text:span></text:p>
        </text:list-item>
      </text:list>
      <text:p text:style-name="P4"><text:span text:style-name="T2">Enfin, indiquez le nom de votre nouvel état, puis cliquez sur valider. L'état ainsi crée apparaît dans la </text:span>zone d'édition<text:span text:style-name="T2">, sous la forme d'un rectangle.</text:span></text:p>
      <text:h text:style-name="Heading_20_2" text:outline-level="2"><text:bookmark-start text:name="__RefHeading__1525_1529800119"/>Modifier un état<text:bookmark-end text:name="__RefHeading__1525_1529800119"/></text:h>
      <text:p text:style-name="Text_20_body">Un état peut avoir son nom modifié. Pour cela, faites un clic droit sur l'état à modifier, puis cliquez sur Modifier-&gt;Etat. Entrez le nouveau nom dans la fenêtre qui s'affiche, puis cliquez sur Valider.</text:p>
      <text:p text:style-name="Text_20_body">Un état peut également avoir son affichage redimensionné. Pour cela, cliquez sur l'état à modifier. Cela fait apparaître des cases verts sur le pourtour du rectangle le représentant. Cliquez sur l'une d'elles puis gardez le bouton enfoncé en déplaçant la souris pour redimensionner ce rectangle en conséquence.</text:p>
      <text:p text:style-name="Text_20_body">Un état peut aussi être déplacé dans la zone d'éditions. Pour cela, cliquez sur l'état à déplacer, puis en gardant le bouton enfoncé déplacez la souris. Un état contenu dans un état composite ne peut-être déplacé en-dehors de ce dernier.</text:p>
      <text:h text:style-name="Heading_20_2" text:outline-level="2"><text:bookmark-start text:name="__RefHeading__1527_1529800119"/>Supprimer un état<text:bookmark-end text:name="__RefHeading__1527_1529800119"/></text:h>
      <text:p text:style-name="Text_20_body">Faites un clic droit sur l'état à supprimer, puis cliquez sur Supprimer. Les transitions entrant et sortant de celui-ci seront également supprimées.</text:p>
      <text:h text:style-name="P12" text:outline-level="1"><text:bookmark-start text:name="__RefHeading__103_1529800119"/>Les transitions<text:bookmark-end text:name="__RefHeading__103_1529800119"/></text:h>
      <text:h text:style-name="Heading_20_2" text:outline-level="2"><text:bookmark-start text:name="__RefHeading__1529_1529800119"/>Créer une transition<text:bookmark-end text:name="__RefHeading__1529_1529800119"/></text:h>
      <text:p text:style-name="Text_20_body">Pour ajouter une transition, faites un clic droit sur l'état d'où doit partir la nouvelle transition. Cliquez sur Ajouter-&gt;Transition. Dans la fenêtre qui s'ouvre, sélectionnez dans la liste déroulante l'état vers lequel doit aller la transition. Seul l'un des états se trouvant dans le même conteneur (donc dans le même état composite, sinon dans le diagramme général) peut-être sélectionné. Puis, si l'état sur lequel le clic droit a été fait n'est pas un état initial, vous pouvez également entrer l'étiquette de la transition dans la zone de texte prévue à cet effet. Enfin, cliquez sur Valider.</text:p>
      <text:h text:style-name="Heading_20_2" text:outline-level="2"><text:bookmark-start text:name="__RefHeading__1531_1529800119"/>Modifier une transition<text:bookmark-end text:name="__RefHeading__1531_1529800119"/></text:h>
      <text:p text:style-name="Text_20_body">Une transition peut avoir son étiquette modifiée. Pour cela, faites un clic droit sur celle à modifier, puis cliquez sur Modifier-&gt;Transition. Entrez la nouvelle étiquette dans la fenêtre qui s'affiche, puis cliquez sur Valider.</text:p>
      <text:p text:style-name="Text_20_body">Une transition dont l'état source et l'état destination sont identiques peut également avoir son affichage redimensionné. Pour cela, cliquez sur celle-ci. Cela fait apparaître une case verte sur le pourtour du rectangle le représentant. Cliquez sur l'une d'elles puis gardez le bouton enfoncé en déplaçant la souris pour redimensionner ce rectangle en conséquence.</text:p>
      <text:h text:style-name="Heading_20_2" text:outline-level="2"><text:bookmark-start text:name="__RefHeading__1533_1529800119"/>Supprimer une transition<text:bookmark-end text:name="__RefHeading__1533_1529800119"/></text:h>
      <text:p text:style-name="Text_20_body">Faites un clic droit sur la transition à supprimer, puis cliquez sur Supprimer.</text:p>
      <text:h text:style-name="P12" text:outline-level="1"><text:bookmark-start text:name="__RefHeading__1409_1529800119"/>Aplatir un diagramme<text:bookmark-end text:name="__RefHeading__1409_1529800119"/></text:h>
      <text:p text:style-name="Text_20_body">Un diagramme peut-être <text:span text:style-name="T1">aplati</text:span>. Cela signifie que tous les états composites présents sont supprimés, remplacés par les états et transitions qu'ils contenaient eux-même.</text:p>
      <text:p text:style-name="Text_20_body">Pour aplatir un diagramme, cliquez sur Fichier-&gt;Aplatir.</text:p>
      <text:h text:style-name="P12" text:outline-level="1"><text:bookmark-start text:name="__RefHeading__1411_1529800119"/>A propos<text:bookmark-end text:name="__RefHeading__1411_1529800119"/></text:h>
      <text:p text:style-name="Text_20_body">TransUML est un éditeur de diagrammes UML d'états-transitions développé dans le cadre d'un projet de deuxième année à l'Ensimag.</text:p>
      <text:p text:style-name="Text_20_body">Version 1.0 de 2015.</text:p>
      <text:h text:style-name="Heading_20_2" text:outline-level="2"><text:bookmark-start text:name="__RefHeading__1535_1529800119"/>Auteurs<text:bookmark-end text:name="__RefHeading__1535_1529800119"/></text:h>
      <text:p text:style-name="Text_20_body">BATAL Thibaut</text:p>
      <text:p text:style-name="Text_20_body">BEULE-DEUZAT Rémi</text:p>
      <text:p text:style-name="Text_20_body">RAKOTOARISOA Jérémy</text:p>
      <text:p text:style-name="Text_20_body">ROUSSEAU Jean-Benja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42cm" fo:margin-bottom="0.21cm" fo:text-align="center" style:justify-single-word="false" fo:text-indent="0cm" style:auto-text-indent="false" style:page-number="auto" fo:keep-with-next="always"/>
      <style:text-properties fo:color="#000000" style:font-name="Arial Black" fo:font-size="24pt" fo:font-weight="900"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Source_20_Text">
      <style:text-properties fo:color="#000000" style:font-name="Arial" fo:language="zxx" fo:country="none" style:text-underline-style="none"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Batal</meta:initial-creator>
    <meta:creation-date>2015-11-11T23:17:57.86</meta:creation-date>
    <dc:date>2015-11-12T18:47:11.81</dc:date>
    <dc:creator>Thibaut Batal</dc:creator>
    <meta:editing-duration>PT1H46M40S</meta:editing-duration>
    <meta:editing-cycles>36</meta:editing-cycles>
    <meta:generator>OpenOffice/4.1.1$Win32 OpenOffice.org_project/411m6$Build-9775</meta:generator>
    <meta:document-statistic meta:table-count="0" meta:image-count="0" meta:object-count="0" meta:page-count="9" meta:paragraph-count="73" meta:word-count="813" meta:character-count="5200"/>
  </office:meta>
</office:document-meta>
</file>